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43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7" style:family="table-cell" style:parent-style-name="Default"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9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3"/>
          <table:table-cell table:style-name="ce2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3" office:value-type="string" calcext:value-type="string">
            <text:p>显示目录列表，并按顺序号排列，点击链接进入课程的show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3" table:number-columns-repeated="3"/>
          <table:table-cell office:value-type="string" calcext:value-type="string">
            <text:p>显示更难的辅导的列表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abel:string</text:p>
          </table:table-cell>
          <table:table-cell table:style-name="ce6" office:value-type="string" calcext:value-type="string">
            <text:p>题目分类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评估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ivity:boolean</text:p>
          </table:table-cell>
          <table:table-cell table:style-name="ce8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d:integer</text:p>
          </table:table-cell>
          <table:table-cell office:value-type="string" calcext:value-type="string">
            <text:p>模型编号</text:p>
          </table:table-cell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9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9" office:value-type="string" calcext:value-type="string">
            <text:p>user_id：references</text:p>
          </table:table-cell>
          <table:table-cell table:style-name="ce9" office:value-type="string" calcext:value-type="string">
            <text:p>属于一个创建者</text:p>
          </table:table-cell>
          <table:table-cell table:style-name="ce3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9" office:value-type="string" calcext:value-type="string">
            <text:p>url: string</text:p>
          </table:table-cell>
          <table:table-cell table:style-name="ce9" office:value-type="string" calcext:value-type="string">
            <text:p>页面</text:p>
          </table:table-cell>
          <table:table-cell table:style-name="ce3" table:number-columns-repeated="3"/>
          <table:table-cell table:style-name="ce9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ntext: text</text:p>
          </table:table-cell>
          <table:table-cell table:style-name="ce9" office:value-type="string" calcext:value-type="string">
            <text:p>内容</text:p>
          </table:table-cell>
          <table:table-cell table:style-name="ce3" table:number-columns-repeated="3"/>
          <table:table-cell table:style-name="ce9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9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ontent</text:p>
          </table:table-cell>
          <table:table-cell table:style-name="ce10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0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end_at: datetime</text:p>
          </table:table-cell>
          <table:table-cell table:style-name="ce10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ubject: string</text:p>
          </table:table-cell>
          <table:table-cell table:style-name="ce11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 table:number-rows-repeated="1048414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00／00／00</text:date>, <text:time style:data-style-name="N2" text:time-value="21:09:00.730595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09-23T23:35:42.635741980</dc:date>
    <dc:creator>keelson </dc:creator>
    <meta:editing-duration>P1DT9H15M8S</meta:editing-duration>
    <meta:editing-cycles>114</meta:editing-cycles>
    <meta:generator>LibreOffice/4.2.8.2$Linux_X86_64 LibreOffice_project/420m0$Build-2</meta:generator>
    <meta:document-statistic meta:table-count="1" meta:cell-count="400" meta:object-count="0"/>
  </office:meta>
</office:document-meta>
</file>